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2802492203122604106"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9070802004069059082"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4136986168454872451"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6599150769469051296"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834556350110752368"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8727276042861828251"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9191264123143215753"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2800782903674107094"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5528067" text:continue-list="list9191264123143215753"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344756850680772545"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511189"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517305"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5505204"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5528259"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531538"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8462116434829417325"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1642123647803933640"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803711743610561829"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517674"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605662614381421797"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721997083538601879"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015496054241949688" text:style-name="L15">
        <text:list-item>
          <text:list>
            <text:list-header>
              <text:p text:style-name="P170">1.5 miles averaging about 9:40/mile and rest 1 min</text:p>
            </text:list-header>
          </text:list>
        </text:list-item>
      </text:list>
      <text:p text:style-name="P23">1 mile in 8:26 and rest 2 min</text:p>
      <text:list xml:id="list5941515957134428703"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344897250825561705"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505523"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3367175979344967393"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291087648918810650"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368370945006523349"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5525834" text:continue-list="list8291087648918810650" text:style-name="L19">
        <text:list-item>
          <text:list>
            <text:list-header>
              <text:p text:style-name="P174">(Pace*HR)=1240</text:p>
            </text:list-header>
          </text:list>
        </text:list-item>
      </text:list>
      <text:list xml:id="list35506970" text:continue-list="list3367175979344967393" text:style-name="L18">
        <text:list-item>
          <text:list>
            <text:list-header>
              <text:p text:style-name="P173">2 miles at 10:46/mile Ave HR= 121 bpm and rest a few minutes</text:p>
            </text:list-header>
          </text:list>
        </text:list-item>
      </text:list>
      <text:list xml:id="list35505955" text:continue-list="list35525834"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5525195"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696463690273591954"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152656452825932606"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943837216971907698"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2705585987315804996"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734566056479518409"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755080073424098583"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5511952"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516113"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419303044412702996"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799070858179165696"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668017867792650403"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10"><text:span text:style-name="T2">Max HR: 134 bpm</text:span></text:p>
      <text:p text:style-name="P10"><text:span text:style-name="T2"/></text:p>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soft-page-break/><text:tab/> <text:s text:c="16"/><text:span text:style-name="T2">Splits: 8:33, 8:47, 8:50, 9:25, 8:08</text:span></text:p>
      <text:p text:style-name="P15"/>
      <text:list xml:id="list483253990821577584"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18T15:27:29.83</dc:date>
    <dc:creator>James Lombardi</dc:creator>
    <meta:editing-duration>P19DT2H50M40S</meta:editing-duration>
    <meta:editing-cycles>1499</meta:editing-cycles>
    <meta:generator>OpenOffice/4.1.2$Win32 OpenOffice.org_project/412m3$Build-9782</meta:generator>
    <meta:document-statistic meta:table-count="0" meta:image-count="9" meta:object-count="0" meta:page-count="157" meta:paragraph-count="4494" meta:word-count="49047" meta:character-count="251922"/>
  </office:meta>
</office:document-meta>
</file>